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a79" officeooo:paragraph-rsid="001d8a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ttons</text:p>
      <text:p text:style-name="P1"/>
      <text:p text:style-name="P1">1: show times</text:p>
      <text:p text:style-name="P1">2: show percents</text:p>
      <text:p text:style-name="P1">3: backlight on/off</text:p>
      <text:p text:style-name="P1">8: reset eeprom / sta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08:39:22.395652413</meta:creation-date>
    <dc:date>2023-07-09T08:41:18.750673026</dc:date>
    <meta:editing-duration>PT1M56S</meta:editing-duration>
    <meta:editing-cycles>1</meta:editing-cycles>
    <meta:document-statistic meta:table-count="0" meta:image-count="0" meta:object-count="0" meta:page-count="1" meta:paragraph-count="5" meta:word-count="15" meta:character-count="78" meta:non-whitespace-character-count="68"/>
    <meta:generator>LibreOffice/7.5.3.2$Linux_X86_64 LibreOffice_project/50$Build-2</meta:generator>
  </office:meta>
</office:document-meta>
</file>